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CD000000A6D2273189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089cm" svg:height="2.489cm" svg:x="0.004cm" svg:y="0cm">
          <draw:image xlink:href="Pictures/10000000000002CD000000A6D227318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9.093cm" fo:page-height="2.4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20T00:26:10</dc:date>
    <dc:creator>Cláudio Amaral</dc:creator>
    <meta:document-statistic meta:object-count="1"/>
    <meta:generator>LibreOffice/4.0.2.2$Linux_x86 LibreOffice_project/400m0$Build-2</meta:generator>
  </office:meta>
</office:document-meta>
</file>